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0f2" officeooo:paragraph-rsid="001fc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omment Of <text:s/>Post</text:p>
      <text:p text:style-name="P1"/>
      <text:p text:style-name="P1">Website Content</text:p>
      <text:p text:style-name="P1"/>
      <text:p text:style-name="P1">Biography Link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11:57:17.990000000</dc:date>
    <meta:editing-duration>PT19S</meta:editing-duration>
    <meta:editing-cycles>1</meta:editing-cycles>
    <meta:document-statistic meta:table-count="0" meta:image-count="0" meta:object-count="0" meta:page-count="1" meta:paragraph-count="3" meta:word-count="8" meta:character-count="52" meta:non-whitespace-character-count="46"/>
    <meta:generator>LibreOffice/7.2.6.2$Windows_X86_64 LibreOffice_project/b0ec3a565991f7569a5a7f5d24fed7f52653d754</meta:generator>
  </office:meta>
</office:document-meta>
</file>